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end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99cm" svg:y1="1cm" svg:x2="13.3cm" svg:y2="20.5cm">
          <text:p/>
        </draw:line>
        <draw:line draw:style-name="gr1" draw:text-style-name="P1" draw:layer="layout" svg:x1="14.099cm" svg:y1="1cm" svg:x2="14cm" svg:y2="20.5cm">
          <text:p/>
        </draw:line>
        <draw:line draw:style-name="gr1" draw:text-style-name="P1" draw:layer="layout" svg:x1="16.699cm" svg:y1="1cm" svg:x2="16.6cm" svg:y2="20.5cm">
          <text:p/>
        </draw:line>
        <draw:line draw:style-name="gr1" draw:text-style-name="P1" draw:layer="layout" svg:x1="19.199cm" svg:y1="1cm" svg:x2="19.1cm" svg:y2="20.5cm">
          <text:p/>
        </draw:line>
        <draw:line draw:style-name="gr1" draw:text-style-name="P1" draw:layer="layout" svg:x1="21.699cm" svg:y1="1cm" svg:x2="21.6cm" svg:y2="20.5cm">
          <text:p/>
        </draw:line>
        <draw:line draw:style-name="gr1" draw:text-style-name="P1" draw:layer="layout" svg:x1="14.799cm" svg:y1="1cm" svg:x2="14.7cm" svg:y2="20.5cm">
          <text:p/>
        </draw:line>
        <draw:line draw:style-name="gr1" draw:text-style-name="P1" draw:layer="layout" svg:x1="24.199cm" svg:y1="1cm" svg:x2="24.1cm" svg:y2="20.5cm">
          <text:p/>
        </draw:line>
        <draw:line draw:style-name="gr1" draw:text-style-name="P1" draw:layer="layout" svg:x1="11.499cm" svg:y1="1cm" svg:x2="11.4cm" svg:y2="20.5cm">
          <text:p/>
        </draw:line>
        <draw:line draw:style-name="gr1" draw:text-style-name="P1" draw:layer="layout" svg:x1="8.999cm" svg:y1="1cm" svg:x2="8.9cm" svg:y2="20.5cm">
          <text:p/>
        </draw:line>
        <draw:line draw:style-name="gr1" draw:text-style-name="P1" draw:layer="layout" svg:x1="6.499cm" svg:y1="1cm" svg:x2="6.4cm" svg:y2="20.5cm">
          <text:p/>
        </draw:line>
        <draw:line draw:style-name="gr1" draw:text-style-name="P1" draw:layer="layout" svg:x1="3.999cm" svg:y1="1cm" svg:x2="3.9cm" svg:y2="20.5cm">
          <text:p/>
        </draw:line>
        <draw:line draw:style-name="gr1" draw:text-style-name="P1" draw:layer="layout" svg:x1="1cm" svg:y1="11cm" svg:x2="27.001cm" svg:y2="11cm">
          <text:p/>
        </draw:line>
        <draw:custom-shape draw:style-name="gr2" draw:text-style-name="P2" draw:layer="layout" svg:width="0.3cm" svg:height="0.3cm" svg:x="2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1.5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1.501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.001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.001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8.8cm" svg:y="1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6.3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3.801cm" svg:y="1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4.6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2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4.6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9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4cm" svg:height="2.615cm" svg:x="2.778cm" svg:y="10.144cm">
          <draw:text-box>
            <text:p text:style-name="P3"><text:span text:style-name="T1">TO-264/247</text:span></text:p>
          </draw:text-box>
        </draw:frame>
        <draw:line draw:style-name="gr1" draw:text-style-name="P1" draw:layer="layout" svg:x1="1cm" svg:y1="9.6cm" svg:x2="27.001cm" svg:y2="9.6cm">
          <text:p/>
        </draw:line>
        <draw:line draw:style-name="gr1" draw:text-style-name="P1" draw:layer="layout" svg:x1="1cm" svg:y1="12.6cm" svg:x2="27.001cm" svg:y2="12.6cm">
          <text:p/>
        </draw:line>
        <draw:line draw:style-name="gr1" draw:text-style-name="P1" draw:layer="layout" svg:x1="1cm" svg:y1="14.3cm" svg:x2="27.001cm" svg:y2="14.3cm">
          <text:p/>
        </draw:line>
        <draw:line draw:style-name="gr1" draw:text-style-name="P1" draw:layer="layout" svg:x1="1cm" svg:y1="7.9cm" svg:x2="27.001cm" svg:y2="7.9cm">
          <text:p/>
        </draw:line>
        <draw:frame draw:style-name="gr3" draw:text-style-name="P4" draw:layer="layout" svg:width="2.64cm" svg:height="2.615cm" svg:x="5.178cm" svg:y="10.145cm">
          <draw:text-box>
            <text:p text:style-name="P3"><text:span text:style-name="T1">TO-264/247</text:span></text:p>
          </draw:text-box>
        </draw:frame>
        <draw:frame draw:style-name="gr3" draw:text-style-name="P4" draw:layer="layout" svg:width="2.64cm" svg:height="2.615cm" svg:x="7.778cm" svg:y="10.146cm">
          <draw:text-box>
            <text:p text:style-name="P3"><text:span text:style-name="T1">TO-264/247</text:span></text:p>
          </draw:text-box>
        </draw:frame>
        <draw:frame draw:style-name="gr3" draw:text-style-name="P4" draw:layer="layout" svg:width="2.64cm" svg:height="2.615cm" svg:x="10.178cm" svg:y="10.146cm">
          <draw:text-box>
            <text:p text:style-name="P3"><text:span text:style-name="T1">TO-264/247</text:span></text:p>
          </draw:text-box>
        </draw:frame>
        <draw:frame draw:style-name="gr3" draw:text-style-name="P4" draw:layer="layout" svg:width="2.64cm" svg:height="2.615cm" svg:x="15.578cm" svg:y="10.145cm">
          <draw:text-box>
            <text:p text:style-name="P3"><text:span text:style-name="T1">TO-264/247</text:span></text:p>
          </draw:text-box>
        </draw:frame>
        <draw:frame draw:style-name="gr3" draw:text-style-name="P4" draw:layer="layout" svg:width="2.64cm" svg:height="2.615cm" svg:x="17.978cm" svg:y="10.146cm">
          <draw:text-box>
            <text:p text:style-name="P3"><text:span text:style-name="T1">TO-264/247</text:span></text:p>
          </draw:text-box>
        </draw:frame>
        <draw:frame draw:style-name="gr3" draw:text-style-name="P4" draw:layer="layout" svg:width="2.64cm" svg:height="2.615cm" svg:x="20.578cm" svg:y="10.147cm">
          <draw:text-box>
            <text:p text:style-name="P3"><text:span text:style-name="T1">TO-264/247</text:span></text:p>
          </draw:text-box>
        </draw:frame>
        <draw:frame draw:style-name="gr3" draw:text-style-name="P4" draw:layer="layout" svg:width="2.64cm" svg:height="2.615cm" svg:x="22.978cm" svg:y="10.147cm">
          <draw:text-box>
            <text:p text:style-name="P3"><text:span text:style-name="T1">TO-264/247</text:span></text:p>
          </draw:text-box>
        </draw:frame>
        <draw:frame draw:style-name="gr3" draw:text-style-name="P6" draw:layer="layout" svg:width="2.64cm" svg:height="2.615cm" svg:x="13.681cm" svg:y="8.347cm">
          <draw:text-box>
            <text:p text:style-name="P5"><text:span text:style-name="T1">TO-220/126 Driver</text:span></text:p>
          </draw:text-box>
        </draw:frame>
        <draw:frame draw:style-name="gr3" draw:text-style-name="P7" draw:layer="layout" svg:width="2.64cm" svg:height="2.615cm" svg:x="11.681cm" svg:y="8.348cm">
          <draw:text-box>
            <text:p text:style-name="P3"><text:span text:style-name="T1">TO-220/126 Driver</text:span></text:p>
          </draw:text-box>
        </draw:frame>
        <draw:frame draw:style-name="gr3" draw:text-style-name="P4" draw:layer="layout" svg:width="2.64cm" svg:height="2.615cm" svg:x="11.681cm" svg:y="12.949cm">
          <draw:text-box>
            <text:p text:style-name="P3"><text:span text:style-name="T1">TO-220/126 Driver</text:span></text:p>
          </draw:text-box>
        </draw:frame>
        <draw:frame draw:style-name="gr3" draw:text-style-name="P6" draw:layer="layout" svg:width="2.64cm" svg:height="2.615cm" svg:x="13.681cm" svg:y="12.95cm">
          <draw:text-box>
            <text:p text:style-name="P5"><text:span text:style-name="T1">TO-220/126 Driver</text:span></text:p>
          </draw:text-box>
        </draw:frame>
        <draw:frame draw:style-name="gr3" draw:text-style-name="P4" draw:layer="layout" svg:width="2.64cm" svg:height="2.615cm" svg:x="15.581cm" svg:y="14.651cm">
          <draw:text-box>
            <text:p text:style-name="P3"><text:span text:style-name="T1">TO-220/126 Bias Servo</text:span></text:p>
          </draw:text-box>
        </draw:frame>
        <draw:frame draw:style-name="gr3" draw:text-style-name="P4" draw:layer="layout" svg:width="2.64cm" svg:height="2.615cm" svg:x="12.881cm" svg:y="14.652cm">
          <draw:text-box>
            <text:p text:style-name="P3"><text:span text:style-name="T1">TO-220/126 Bias Servo</text:span></text:p>
          </draw:text-box>
        </draw:frame>
        <draw:frame draw:style-name="gr3" draw:text-style-name="P4" draw:layer="layout" svg:width="2.64cm" svg:height="2.615cm" svg:x="10.281cm" svg:y="14.653cm">
          <draw:text-box>
            <text:p text:style-name="P3"><text:span text:style-name="T1">TO-220/126 Bias Servo</text:span></text:p>
          </draw:text-box>
        </draw:frame>
        <draw:frame draw:style-name="gr3" draw:text-style-name="P4" draw:layer="layout" svg:width="2.64cm" svg:height="2.615cm" svg:x="10.281cm" svg:y="6.754cm">
          <draw:text-box>
            <text:p text:style-name="P3"><text:span text:style-name="T1">TO-220/126 Bias Servo</text:span></text:p>
          </draw:text-box>
        </draw:frame>
        <draw:frame draw:style-name="gr3" draw:text-style-name="P4" draw:layer="layout" svg:width="2.64cm" svg:height="2.615cm" svg:x="12.881cm" svg:y="6.755cm">
          <draw:text-box>
            <text:p text:style-name="P3"><text:span text:style-name="T1">TO-220/126 Bias Servo</text:span></text:p>
          </draw:text-box>
        </draw:frame>
        <draw:frame draw:style-name="gr3" draw:text-style-name="P4" draw:layer="layout" svg:width="2.64cm" svg:height="2.615cm" svg:x="15.481cm" svg:y="6.756cm">
          <draw:text-box>
            <text:p text:style-name="P3"><text:span text:style-name="T1">TO-220/126 Bias Servo</text:span></text:p>
          </draw:text-box>
        </draw:frame>
        <draw:frame draw:style-name="gr3" draw:text-style-name="P4" draw:layer="layout" svg:width="2.64cm" svg:height="2.615cm" svg:x="21.728cm" svg:y="1.687cm">
          <draw:text-box>
            <text:p text:style-name="P3"><text:span text:style-name="T1">Heatsink Drill Templa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0T11:49:22.114000000</meta:creation-date>
    <dc:date>2020-10-20T14:56:49.800000000</dc:date>
    <meta:editing-duration>PT3H5M33S</meta:editing-duration>
    <meta:editing-cycles>7</meta:editing-cycles>
    <meta:generator>LibreOffice/6.4.2.2$Windows_X86_64 LibreOffice_project/4e471d8c02c9c90f512f7f9ead8875b57fcb1ec3</meta:generator>
    <meta:document-statistic meta:object-count="57"/>
  </office:meta>
</office:document-meta>
</file>